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0510A" table:style-name="ta1">
        <table:shapes>
          <draw:frame draw:z-index="0" draw:style-name="gr1" draw:text-style-name="P1" svg:width="15.999cm" svg:height="8.999cm" svg:x="1.469cm" svg:y="0.1cm">
            <draw:object draw:notify-on-update-of-ranges="Test210510A.A1:Test210510A.A1 Test210510A.A2:Test210510A.A18 Test210510A.B1:Test210510A.B1 Test210510A.B2:Test210510A.B18 Test210510A.A1:Test210510A.A1 Test210510A.A2:Test210510A.A18 Test210510A.C1:Test210510A.C1 Test210510A.C2:Test210510A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/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.564846373626374" calcext:value-type="float">
            <text:p>0.5648463736263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186080586" calcext:value-type="float">
            <text:p>2.194418608058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180" calcext:value-type="float">
            <text:p>2180</text:p>
          </table:table-cell>
          <table:table-cell office:value-type="float" office:value="1.75710212454211" calcext:value-type="float">
            <text:p>1.7571021245421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53" calcext:value-type="float">
            <text:p>1053</text:p>
          </table:table-cell>
          <table:table-cell office:value-type="float" office:value="0.849177435897432" calcext:value-type="float">
            <text:p>0.84917743589743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4358974358" calcext:value-type="float">
            <text:p>2.1944435897435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3391941391" calcext:value-type="float">
            <text:p>2.194433919413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2505494504" calcext:value-type="float">
            <text:p>2.194425054945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671" calcext:value-type="float">
            <text:p>2671</text:p>
          </table:table-cell>
          <table:table-cell office:value-type="float" office:value="2.15274673992673" calcext:value-type="float">
            <text:p>2.1527467399267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0" calcext:value-type="float">
            <text:p>120</text:p>
          </table:table-cell>
          <table:table-cell office:value-type="float" office:value="0.0970522344322345" calcext:value-type="float">
            <text:p>0.0970522344322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29" calcext:value-type="float">
            <text:p>129</text:p>
          </table:table-cell>
          <table:table-cell office:value-type="float" office:value="0.104391208791209" calcext:value-type="float">
            <text:p>0.104391208791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float" office:value="1.58381545787545" calcext:value-type="float">
            <text:p>1.5838154578754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049084249" calcext:value-type="float">
            <text:p>2.194404908424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723" calcext:value-type="float">
            <text:p>2723</text:p>
          </table:table-cell>
          <table:table-cell office:value-type="float" office:value="2.19438395604394" calcext:value-type="float">
            <text:p>2.1943839560439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323076923" calcext:value-type="float">
            <text:p>2.194432307692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723" calcext:value-type="float">
            <text:p>2723</text:p>
          </table:table-cell>
          <table:table-cell office:value-type="float" office:value="2.19439765567765" calcext:value-type="float">
            <text:p>2.1943976556776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723" calcext:value-type="float">
            <text:p>2723</text:p>
          </table:table-cell>
          <table:table-cell office:value-type="float" office:value="2.1944057142857" calcext:value-type="float">
            <text:p>2.194405714285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54" calcext:value-type="float">
            <text:p>1554</text:p>
          </table:table-cell>
          <table:table-cell office:value-type="float" office:value="1.25271948717948" calcext:value-type="float">
            <text:p>1.252719487179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0T09:14:46.934132787</dc:date>
    <meta:editing-duration>PT2M39S</meta:editing-duration>
    <meta:editing-cycles>1</meta:editing-cycles>
    <meta:document-statistic meta:table-count="1" meta:cell-count="54" meta:object-count="1"/>
    <meta:generator>LibreOffice/7.0.2.2$Linux_AARCH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2cm" svg:y="3.952cm" style:legend-expansion="high" chart:style-name="ch2"/>
        <chart:plot-area chart:style-name="ch3" table:cell-range-address="Test210510A.A1:Test210510A.C18" chart:data-source-has-labels="row" svg:x="0.32cm" svg:y="0.18cm" svg:width="12.852cm" svg:height="8.64cm">
          <chart:coordinate-region svg:x="1.312cm" svg:y="0.379cm" svg:width="11.6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10510A.B2:Test210510A.B18" chart:label-cell-address="Test210510A.B1:Test210510A.B1" chart:class="chart:scatter">
            <chart:domain table:cell-range-address="Test210510A.A2:Test210510A.A18"/>
            <chart:data-point chart:repeated="17"/>
          </chart:series>
          <chart:series chart:style-name="ch8" chart:values-cell-range-address="Test210510A.C2:Test210510A.C18" chart:label-cell-address="Test210510A.C1:Test210510A.C1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Test210510A.B1:Test210510A.B1</svg:desc>
                </draw:g>
              </table:table-cell>
              <table:table-cell office:value-type="string">
                <text:p>Voltage</text:p>
                <draw:g>
                  <svg:desc>Test210510A.C1:Test210510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210510A.A2:Test210510A.A18</svg:desc>
                </draw:g>
              </table:table-cell>
              <table:table-cell office:value-type="float" office:value="700">
                <text:p>700</text:p>
                <draw:g>
                  <svg:desc>Test210510A.B2:Test210510A.B18</svg:desc>
                </draw:g>
              </table:table-cell>
              <table:table-cell office:value-type="float" office:value="0.564846373626374">
                <text:p>0.564846373626374</text:p>
                <draw:g>
                  <svg:desc>Test210510A.C2:Test210510A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723">
                <text:p>2723</text:p>
              </table:table-cell>
              <table:table-cell office:value-type="float" office:value="2.1944186080586">
                <text:p>2.1944186080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80">
                <text:p>2180</text:p>
              </table:table-cell>
              <table:table-cell office:value-type="float" office:value="1.75710212454211">
                <text:p>1.75710212454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53">
                <text:p>1053</text:p>
              </table:table-cell>
              <table:table-cell office:value-type="float" office:value="0.849177435897432">
                <text:p>0.849177435897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723">
                <text:p>2723</text:p>
              </table:table-cell>
              <table:table-cell office:value-type="float" office:value="2.19444358974358">
                <text:p>2.19444358974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723">
                <text:p>2723</text:p>
              </table:table-cell>
              <table:table-cell office:value-type="float" office:value="2.19443391941391">
                <text:p>2.19443391941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723">
                <text:p>2723</text:p>
              </table:table-cell>
              <table:table-cell office:value-type="float" office:value="2.19442505494504">
                <text:p>2.19442505494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2671">
                <text:p>2671</text:p>
              </table:table-cell>
              <table:table-cell office:value-type="float" office:value="2.15274673992673">
                <text:p>2.15274673992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20">
                <text:p>120</text:p>
              </table:table-cell>
              <table:table-cell office:value-type="float" office:value="0.0970522344322345">
                <text:p>0.0970522344322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29">
                <text:p>129</text:p>
              </table:table-cell>
              <table:table-cell office:value-type="float" office:value="0.104391208791209">
                <text:p>0.104391208791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965">
                <text:p>1965</text:p>
              </table:table-cell>
              <table:table-cell office:value-type="float" office:value="1.58381545787545">
                <text:p>1.583815457875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2723">
                <text:p>2723</text:p>
              </table:table-cell>
              <table:table-cell office:value-type="float" office:value="2.1944049084249">
                <text:p>2.1944049084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2723">
                <text:p>2723</text:p>
              </table:table-cell>
              <table:table-cell office:value-type="float" office:value="2.19438395604394">
                <text:p>2.19438395604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2723">
                <text:p>2723</text:p>
              </table:table-cell>
              <table:table-cell office:value-type="float" office:value="2.1944323076923">
                <text:p>2.19443230769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2723">
                <text:p>2723</text:p>
              </table:table-cell>
              <table:table-cell office:value-type="float" office:value="2.19439765567765">
                <text:p>2.19439765567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2723">
                <text:p>2723</text:p>
              </table:table-cell>
              <table:table-cell office:value-type="float" office:value="2.1944057142857">
                <text:p>2.1944057142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1554">
                <text:p>1554</text:p>
              </table:table-cell>
              <table:table-cell office:value-type="float" office:value="1.25271948717948">
                <text:p>1.25271948717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2.2$Linux_AARCH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